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UIBlack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fo:font-weight="bold" style:font-name-asian="SegoeUIBlack" style:font-size-asian="12pt" style:font-weight-asian="bold" style:font-name-complex="SegoeUIBlack" style:font-size-complex="12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fo:font-weight="bold" style:font-name-asian="SegoeUIBlack" style:font-size-asian="12pt" style:language-asian="ko" style:country-asian="KR" style:font-weight-asian="bold" style:font-name-complex="SegoeUIBlack" style:font-size-complex="12pt" style:font-weight-complex="bold"/>
    </style:style>
    <style:style style:name="P3" style:family="paragraph" style:parent-style-name="Standard" style:list-style-name="">
      <style:paragraph-properties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6" style:family="paragraph" style:parent-style-name="Standard" style:list-style-name="">
      <style:paragraph-properties style:text-autospace="none"/>
      <style:text-properties style:font-name="Times New Roman1" fo:font-weight="bold" style:font-weight-asian="bold" style:font-weight-complex="bold"/>
    </style:style>
    <style:style style:name="P7" style:family="paragraph" style:parent-style-name="Standard">
      <style:text-properties style:font-name="Times New Roman1" fo:font-weight="normal" style:font-weight-asian="normal" style:font-weight-complex="normal"/>
    </style:style>
    <style:style style:name="P8" style:family="paragraph" style:parent-style-name="Standard" style:list-style-name="">
      <style:paragraph-properties style:text-autospace="none"/>
      <style:text-properties style:font-name="Times New Roman1" fo:font-weight="normal" style:font-weight-asian="normal" style:font-weight-complex="normal"/>
    </style:style>
    <style:style style:name="P9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22pt" fo:font-weight="bold" style:font-name-asian="SegoeUIBlack" style:font-size-asian="22pt" style:font-weight-asian="bold" style:font-name-complex="SegoeUIBlack" style:font-size-complex="22pt" style:font-weight-complex="bold"/>
    </style:style>
    <style:style style:name="P10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15pt" style:font-name-asian="TimesNewRomanPSMT" style:font-size-asian="15pt" style:font-name-complex="TimesNewRomanPSMT" style:font-size-complex="15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5pt" style:font-name-asian="TimesNewRomanPSMT" style:font-size-asian="15pt" style:font-name-complex="TimesNewRomanPSMT" style:font-size-complex="15pt"/>
    </style:style>
    <style:style style:name="P12" style:family="paragraph" style:parent-style-name="Text_20_body" style:list-style-name="">
      <style:paragraph-properties fo:text-align="start" style:justify-single-word="false" style:text-autospace="none"/>
      <style:text-properties style:font-name="Times New Roman1" fo:font-size="12pt" fo:font-weight="normal" style:font-name-asian="SegoeUIBlack" style:font-size-asian="12pt" style:language-asian="ko" style:country-asian="KR" style:font-weight-asian="normal" style:font-name-complex="SegoeUIBlack" style:font-size-complex="12pt" style:font-weight-complex="normal"/>
    </style:style>
    <style:style style:name="T1" style:family="text">
      <style:text-properties style:language-asian="ko" style:country-asian="KR"/>
    </style:style>
    <style:style style:name="T2" style:family="text">
      <style:text-properties fo:font-size="12pt" style:font-name-asian="TimesNewRomanPS-BoldMT" style:font-size-asian="12pt" style:font-name-complex="TimesNewRomanPS-BoldMT" style:font-size-complex="12pt"/>
    </style:style>
    <style:style style:name="T3" style:family="text">
      <style:text-properties fo:font-size="12pt" style:font-name-asian="TimesNewRomanPSMT" style:font-size-asian="12pt" style:font-name-complex="TimesNewRomanPSMT" style:font-size-complex="12pt"/>
    </style:style>
    <style:style style:name="T4" style:family="text">
      <style:text-properties style:font-name-asian="TimesNewRomanPSMT" style:font-name-complex="TimesNewRomanPSM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E445L – Lab <text:span text:style-name="T1">7</text:span>: <text:span text:style-name="T1">Design and Layout of an Embedded System</text:span></text:p>
      <text:p text:style-name="P10">Michael Park and Jack Zhao</text:p>
      <text:p text:style-name="P10"><text:span text:style-name="T1">4/1</text:span>/16</text:p>
      <text:p text:style-name="P11"/>
      <text:p text:style-name="P1">1.0 OBJECTIVE</text:p>
      <text:p text:style-name="P6"><text:span text:style-name="T2">Requirements document</text:span></text:p>
      <text:p text:style-name="P3">1. Overview</text:p>
      <text:p text:style-name="P5"><text:s text:c="2"/>1.1. Objectives: Why are we doing this project? What is the purpose?</text:p>
      <text:p text:style-name="P5"><text:tab/>The objectives of this project are to design, build and test an embedded system.</text:p>
      <text:p text:style-name="P5">Educationally, we are learning how to create a stand-alone system using PCB. It also serves as a</text:p>
      <text:p text:style-name="P5">comprehensive review of the materials we learned throughout this semester, such as ADC, Speaker,</text:p>
      <text:p text:style-name="P5">LCD, switch interfacing. Our goal is to create a stand-alone smart display system.</text:p>
      <text:p text:style-name="P5"/>
      <text:p text:style-name="P5"><text:s text:c="2"/>1.2. Roles and Responsibilities: Who will do what? Who are the clients?</text:p>
      <text:p text:style-name="P5"><text:tab/>The client is our TA Mahesh. Michael and Jack will deisgn the smart display system</text:p>
      <text:p text:style-name="P5">together. Michael will design the system software and build prototype. Jack will design PCB and</text:p>
      <text:p text:style-name="P5">write software to pull data from web servers. Together Michael and Jack will integrate the entire</text:p>
      <text:p text:style-name="P5">system.</text:p>
      <text:p text:style-name="P5"/>
      <text:p text:style-name="P5"><text:s text:c="2"/>1.3. Interactions with Existing Systems: Include this if you are connecting to another board</text:p>
      <text:p text:style-name="P5"><text:tab/>Our system will be connected to a ESP mini Wifi board.</text:p>
      <text:p text:style-name="P4"/>
      <text:p text:style-name="P4">2. Function Description</text:p>
      <text:p text:style-name="P5"><text:s text:c="2"/>2.1. Functionality: What will the system do precisely?</text:p>
      <text:p text:style-name="P5"><text:tab/>The system is a stand-alone display device used for news updates, weather forcast,</text:p>
      <text:p text:style-name="P5">temperature, social media notifications, and an alaram clock. More precisely, it will be placed on a</text:p>
      <text:p text:style-name="P5">desk or a night stand. It will pull data from open servers and display notable information. It will be</text:p>
      <text:p text:style-name="P5">capable of displaying different time zones and weather zones. It also has an alarm clock</text:p>
      <text:p text:style-name="P5">functionality. There will be buttons to set alarm and refresh updates on notable information. There</text:p>
      <text:p text:style-name="P5">will be a light sensor to automatically audjust the brightness of a screen.</text:p>
      <text:p text:style-name="P5"/>
      <text:p text:style-name="P5"><text:s text:c="2"/>2.4. Performance: Define the measures and describe how they will be determined.</text:p>
      <text:p text:style-name="P5"><text:tab/>The performance will be measured based on the time it takes to retreive data from a server</text:p>
      <text:p text:style-name="P5">and data loss, ADC jitter, and switch response time.</text:p>
      <text:p text:style-name="P5"/>
      <text:p text:style-name="P5"><text:s text:c="2"/>2.5. Usability: Describe the interfaces. Be quantitative if possible.</text:p>
      <text:p text:style-name="P5"><text:tab/>Our system will be interfaced with ESP wifi module. There will be four switches interfaced,</text:p>
      <text:p text:style-name="P5">used for setting time, setting alarm, snoozing alarm, and updating information. It will also be</text:p>
      <text:p text:style-name="P5">interfaced to an LCD screen and to a speaker. Our speaker will simply be interfaced with a</text:p>
      <text:p text:style-name="P5">transistor circuit to make buzzing sound for alarm. Lastly, there will be a slidepot used to scroll the</text:p>
      <text:p text:style-name="P5">screen display sideways. We will use an LCD screen to display time, alarm, weather, calendar, news, stock, gas price, and <text:span text:style-name="T1">currency exchange rate</text:span>. There will be two ISRs. One for switch interface and the other for making sound.</text:p>
      <text:p text:style-name="P4"/>
      <text:p text:style-name="P4">3. Deliverables</text:p>
      <text:p text:style-name="P5"><text:s text:c="2"/>3.1. Reports: Simply state the reports for Labs 7 and 11 will be written</text:p>
      <text:p text:style-name="P5"><text:tab/>Reports for Labs 7 and 11 will be written.</text:p>
      <text:p text:style-name="P5"><text:s text:c="2"/>3.2. Outcomes: Simply copy/paste the Lab 7 and Lab 11 deliverables.</text:p>
      <text:p text:style-name="P5"><text:s text:c="4"/>Lab7:</text:p>
      <text:p text:style-name="P5"><text:soft-page-break/><text:tab/>A) Objectives</text:p>
      <text:p text:style-name="P5"><text:tab/><text:tab/>1-page requirements document</text:p>
      <text:p text:style-name="P5"><text:tab/>B) Hardware Design</text:p>
      <text:p text:style-name="P5"><text:tab/><text:tab/>Regular circuit diagram (SCH file)</text:p>
      <text:p text:style-name="P5"><text:tab/><text:tab/>PCB layout and three printouts (top, bottom and combined)</text:p>
      <text:p text:style-name="P5"><text:tab/>C) Software Design</text:p>
      <text:p text:style-name="P5"><text:tab/><text:tab/>Include the requirements document (Preparation a)</text:p>
      <text:p text:style-name="P5"><text:tab/>D) Measurement Data</text:p>
      <text:p text:style-name="P5"><text:tab/><text:tab/>Give the estimated current (Procedure d)</text:p>
      <text:p text:style-name="P5"><text:tab/><text:tab/>Give the estimated cost (Procedure e)</text:p>
      <text:p text:style-name="P5"><text:tab/>E) Analysis and Discussion (none)</text:p>
      <text:p text:style-name="P5"><text:s text:c="4"/>Lab11:</text:p>
      <text:p text:style-name="P5"><text:tab/>A) Objectives</text:p>
      <text:p text:style-name="P5"><text:tab/><text:tab/>2-page requirements document</text:p>
      <text:p text:style-name="P5"><text:tab/>B) Hardware Design</text:p>
      <text:p text:style-name="P5"><text:tab/><text:tab/>Detailed circuit diagram of the system (from Lab 7)</text:p>
      <text:p text:style-name="P5"><text:tab/>C) Software Design (no software printout in the report)</text:p>
      <text:p text:style-name="P5"><text:tab/><text:tab/>Briefly explain how your software works (1/2 page maximum)</text:p>
      <text:p text:style-name="P5"><text:tab/>D) Measurement Data</text:p>
      <text:p text:style-name="P5"><text:tab/><text:tab/>Include data as appropriate for your system. Explain how the data was collected.</text:p>
      <text:p text:style-name="P8"><text:span text:style-name="T3"><text:tab/>E) Analysis and Discussion (none). The YouTube video is required</text:span></text:p>
      <text:p text:style-name="P8"><text:span text:style-name="T3"/></text:p>
      <text:p text:style-name="P8"><text:span text:style-name="T3"/></text:p>
      <text:p text:style-name="P2"><text:span text:style-name="T4">2.0 HARDWARE DESIGN</text:span></text:p>
      <text:p text:style-name="P7">Regular circuit diagram (SCH file)</text:p>
      <text:p text:style-name="P12"><text:span text:style-name="T4"/></text:p>
      <text:p text:style-name="P12"><text:span text:style-name="T4">PCB layout and three printouts (top, bottom and combined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UIBlack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37S</meta:editing-duration>
    <meta:editing-cycles>17</meta:editing-cycles>
    <meta:generator>OpenOffice/4.1.1$Win32 OpenOffice.org_project/411m6$Build-9775</meta:generator>
    <dc:date>2016-03-27T16:25:00.45</dc:date>
    <meta:document-statistic meta:table-count="0" meta:image-count="0" meta:object-count="0" meta:page-count="2" meta:paragraph-count="64" meta:word-count="596" meta:character-count="3681"/>
    <meta:user-defined meta:name="Info 1"/>
    <meta:user-defined meta:name="Info 2"/>
    <meta:user-defined meta:name="Info 3"/>
    <meta:user-defined meta:name="Info 4"/>
  </office:meta>
</office:document-meta>
</file>